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0.5pt" style:text-underline-style="solid" style:text-underline-width="auto" style:text-underline-color="font-color" style:font-size-asian="10.5pt" style:font-size-complex="10.5pt"/>
    </style:style>
    <style:style style:name="P2" style:family="paragraph" style:parent-style-name="Standard">
      <style:text-properties style:font-name="Verdana" fo:font-size="10.5pt" style:font-size-asian="10.5pt" style:font-size-complex="10.5pt"/>
    </style:style>
    <style:style style:name="P3" style:family="paragraph" style:parent-style-name="Standard">
      <style:paragraph-properties fo:text-align="justify" style:justify-single-word="false"/>
      <style:text-properties style:font-name="Verdana" fo:font-size="10.5pt" style:font-size-asian="10.5pt" style:font-size-complex="10.5pt"/>
    </style:style>
    <style:style style:name="T1" style:family="text">
      <style:text-properties fo:color="#006600"/>
    </style:style>
    <style:style style:name="T2" style:family="text">
      <style:text-properties fo:color="#000066"/>
    </style:style>
    <style:style style:name="T3" style:family="text">
      <style:text-properties fo:color="#ff420e"/>
    </style:style>
    <style:style style:name="T4" style:family="text">
      <style:text-properties fo:color="#cc00cc"/>
    </style:style>
    <style:style style:name="T5" style:family="text">
      <style:text-properties style:use-window-font-color="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umé : conférence M. Le Meur – IUT de Vélizy – 24/10/2014</text:p>
      <text:p text:style-name="P2"/>
      <text:p text:style-name="P3"><text:tab/>Mathieu Le Meur, employé chez SPIE, a réalisé une présentation à l'IUT sur le thème de la relation Prestataire Informatique – Client et les problématiques associées, de son point de vue (Client).</text:p>
      <text:p text:style-name="P3"><text:tab/>SPIE est une entreprise du domaine de l'énergie et des réseaux de communication. L'entreprise est divisée en quatre branches, elles-mêmes divisées en plusieurs départements. M. Le Meur appartient à la branche « SPIE Communications », dans le département « Direction Achat et Logistique ». Chaque branche possède un département « Direction des systèmes Informatiques », ce qui démontre qu'il y a une nécessité dans l'entreprise à avoir un système d'information informatisé et surtout harmonisé.</text:p>
      <text:p text:style-name="P3"><text:tab/>M. Le Meur nous a présenté sa boucle métier, organisée en 8 phases : <text:span text:style-name="T1">Gestion des stocks</text:span> → <text:span text:style-name="T2">MESHL/CHAT</text:span> → <text:span text:style-name="T2">Planification</text:span> → <text:span text:style-name="T1">Staging/Expédition</text:span> → <text:span text:style-name="T3">Intervention</text:span> → <text:span text:style-name="T2">Mise en réseau/Clôture</text:span> → <text:span text:style-name="T4">Reporting/Facturation</text:span> → <text:span text:style-name="T1">Retours matériels</text:span>. Le cycle recommence à la fin. Les phases sont regroupées en quatre domaines : <text:s/><text:span text:style-name="T1">Logistique, </text:span><text:span text:style-name="T2">Planification, </text:span><text:span text:style-name="T3">Intervention, </text:span><text:span text:style-name="T4">Facturation</text:span><text:span text:style-name="T3">.</text:span><text:span text:style-name="T5"> Le processus est présenté sous forme de boucle, néanmoins les phases de logistique et de planification ont lieu simultanément, et dont les sous-processus sont fortement liés. Surviennent ensuite les phases d'intervention et de facturation. La problématique est donc d'une part que les besoins ne sont pas toujours identifiés clairement (certains métiers ont développé leurs propres outils internes non adaptés à une intégration globale), d'autre part les métiers sont fortement interdépendants.</text:span></text:p>
      <text:p text:style-name="P3"><text:span text:style-name="T5"><text:tab/>SPIE a donc fait appel à l'ESN Cap Gemini pour développer une solution globale afin d'harmoniser les métiers</text:span></text:p>
      <text:p text:style-name="P3"><text:tab/></text:p>
      <text:p text:style-name="P3"><text:tab/></text:p>
      <text:p text:style-name="P3"/>
      <text:p text:style-name="P3"><text:tab/> </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ZOUHIRI Malik Groupe B - MP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lik Zouhiri</meta:initial-creator>
    <meta:creation-date>2014-10-24T07:16:09.70</meta:creation-date>
    <dc:date>2014-10-24T10:28:08.53</dc:date>
    <dc:creator>Malik Zouhiri</dc:creator>
    <meta:editing-duration>PT2H56M14S</meta:editing-duration>
    <meta:editing-cycles>5</meta:editing-cycles>
    <meta:generator>OpenOffice/4.1.0$Win32 OpenOffice.org_project/410m18$Build-9764</meta:generator>
    <meta:document-statistic meta:table-count="0" meta:image-count="0" meta:object-count="0" meta:page-count="1" meta:paragraph-count="9" meta:word-count="264" meta:character-count="1741"/>
  </office:meta>
</office:document-meta>
</file>